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not on face</text:p>
          </table:table-cell>
          <table:table-cell office:value-type="string">
            <text:p>eyes</text:p>
          </table:table-cell>
          <table:table-cell office:value-type="string">
            <text:p>mouth</text:p>
          </table:table-cell>
          <table:table-cell office:value-type="string">
            <text:p>nose</text:p>
          </table:table-cell>
          <table:table-cell office:value-type="string">
            <text:p>face</text:p>
          </table:table-cell>
        </table:table-row>
        <table:table-row table:style-name="ro1">
          <table:table-cell office:value-type="string">
            <text:p>Nfix</text:p>
          </table:table-cell>
          <table:table-cell office:value-type="float" office:value="6.6">
            <text:p>6.6</text:p>
          </table:table-cell>
          <table:table-cell office:value-type="float" office:value="12.4">
            <text:p>12.4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fixdur</text:p>
          </table:table-cell>
          <table:table-cell office:value-type="float" office:value="233.2">
            <text:p>233.2</text:p>
          </table:table-cell>
          <table:table-cell office:value-type="float" office:value="387.6">
            <text:p>387.6</text:p>
          </table:table-cell>
          <table:table-cell office:value-type="float" office:value="328.6">
            <text:p>328.6</text:p>
          </table:table-cell>
          <table:table-cell office:value-type="float" office:value="313">
            <text:p>313</text:p>
          </table:table-cell>
          <table:table-cell office:value-type="float" office:value="246.2">
            <text:p>246.2</text:p>
          </table:table-cell>
        </table:table-row>
        <table:table-row table:style-name="ro1">
          <table:table-cell office:value-type="string">
            <text:p>dwelltime</text:p>
          </table:table-cell>
          <table:table-cell office:value-type="float" office:value="1474.4">
            <text:p>1474.4</text:p>
          </table:table-cell>
          <table:table-cell office:value-type="float" office:value="4365.2">
            <text:p>4365.2</text:p>
          </table:table-cell>
          <table:table-cell office:value-type="float" office:value="1045.6">
            <text:p>1045.6</text:p>
          </table:table-cell>
          <table:table-cell office:value-type="float" office:value="1012.8">
            <text:p>1012.8</text:p>
          </table:table-cell>
          <table:table-cell office:value-type="float" office:value="702.2">
            <text:p>702.2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%</text:p>
          </table:table-cell>
          <table:table-cell office:value-type="string">
            <text:p>not on face</text:p>
          </table:table-cell>
          <table:table-cell office:value-type="string">
            <text:p>eyes</text:p>
          </table:table-cell>
          <table:table-cell office:value-type="string">
            <text:p>mouth</text:p>
          </table:table-cell>
          <table:table-cell office:value-type="string">
            <text:p>nose</text:p>
          </table:table-cell>
          <table:table-cell office:value-type="string">
            <text:p>face</text:p>
          </table:table-cell>
        </table:table-row>
        <table:table-row table:style-name="ro3">
          <table:table-cell office:value-type="string">
            <text:p>Nfix</text:p>
          </table:table-cell>
          <table:table-cell table:style-name="ce1" table:formula="of:=([.B2]/SUM([.$B2:.$F2]))*100" office:value-type="float" office:value="24.0875912408759">
            <text:p>24.09</text:p>
          </table:table-cell>
          <table:table-cell table:style-name="ce1" table:formula="of:=([.C2]/SUM([.$B2:.$F2]))*100" office:value-type="float" office:value="45.2554744525548">
            <text:p>45.26</text:p>
          </table:table-cell>
          <table:table-cell table:style-name="ce1" table:formula="of:=([.D2]/SUM([.$B2:.$F2]))*100" office:value-type="float" office:value="9.48905109489051">
            <text:p>9.49</text:p>
          </table:table-cell>
          <table:table-cell table:style-name="ce1" table:formula="of:=([.E2]/SUM([.$B2:.$F2]))*100" office:value-type="float" office:value="12.4087591240876">
            <text:p>12.41</text:p>
          </table:table-cell>
          <table:table-cell table:style-name="ce1" table:formula="of:=([.F2]/SUM([.$B2:.$F2]))*100" office:value-type="float" office:value="8.75912408759124">
            <text:p>8.76</text:p>
          </table:table-cell>
        </table:table-row>
        <table:table-row table:style-name="ro3">
          <table:table-cell office:value-type="string">
            <text:p>fixdur</text:p>
          </table:table-cell>
          <table:table-cell table:style-name="ce1" table:formula="of:=([.B3]/SUM([.$B3:.$F3]))*100" office:value-type="float" office:value="15.4580405674135">
            <text:p>15.46</text:p>
          </table:table-cell>
          <table:table-cell table:style-name="ce1" table:formula="of:=([.C3]/SUM([.$B3:.$F3]))*100" office:value-type="float" office:value="25.6926952141058">
            <text:p>25.69</text:p>
          </table:table-cell>
          <table:table-cell table:style-name="ce1" table:formula="of:=([.D3]/SUM([.$B3:.$F3]))*100" office:value-type="float" office:value="21.7817844359008">
            <text:p>21.78</text:p>
          </table:table-cell>
          <table:table-cell table:style-name="ce1" table:formula="of:=([.E3]/SUM([.$B3:.$F3]))*100" office:value-type="float" office:value="20.7477131114941">
            <text:p>20.75</text:p>
          </table:table-cell>
          <table:table-cell table:style-name="ce1" table:formula="of:=([.F3]/SUM([.$B3:.$F3]))*100" office:value-type="float" office:value="16.3197666710858">
            <text:p>16.32</text:p>
          </table:table-cell>
        </table:table-row>
        <table:table-row table:style-name="ro3">
          <table:table-cell office:value-type="string">
            <text:p>dwelltime</text:p>
          </table:table-cell>
          <table:table-cell table:style-name="ce1" table:formula="of:=([.B4]/SUM([.$B4:.$F4]))*100" office:value-type="float" office:value="17.1437873537825">
            <text:p>17.14</text:p>
          </table:table-cell>
          <table:table-cell table:style-name="ce1" table:formula="of:=([.C4]/SUM([.$B4:.$F4]))*100" office:value-type="float" office:value="50.7569591404851">
            <text:p>50.76</text:p>
          </table:table-cell>
          <table:table-cell table:style-name="ce1" table:formula="of:=([.D4]/SUM([.$B4:.$F4]))*100" office:value-type="float" office:value="12.157856794028">
            <text:p>12.16</text:p>
          </table:table-cell>
          <table:table-cell table:style-name="ce1" table:formula="of:=([.E4]/SUM([.$B4:.$F4]))*100" office:value-type="float" office:value="11.7764703146438">
            <text:p>11.78</text:p>
          </table:table-cell>
          <table:table-cell table:style-name="ce1" table:formula="of:=([.F4]/SUM([.$B4:.$F4]))*100" office:value-type="float" office:value="8.16492639706054">
            <text:p>8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6:31:07</dc:date>
    <dc:creator>Edwin Dalmaijer</dc:creator>
    <meta:document-statistic meta:table-count="1" meta:cell-count="48" meta:object-count="0"/>
    <meta:generator>LibreOffice/3.5$Linux_X86_64 LibreOffice_project/350m1$Build-2</meta:generator>
  </office:meta>
</office:document-meta>
</file>